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-- jQuery library --&gt;</text:p>
      <text:p text:style-name="Standard"><text:tab/>&lt;script src="https://ajax.googleapis.com/ajax/libs/jquery/3.4.1/jquery.min.js"&gt;&lt;/script&gt;</text:p>
      <text:p text:style-name="Standard"><text:tab/></text:p>
      <text:p text:style-name="Standard">&lt;!-- Popper JS --&gt;</text:p>
      <text:p text:style-name="Standard"><text:tab/>&lt;script src="https://cdnjs.cloudflare.com/ajax/libs/popper.js/1.14.7/umd/popper.min.js"&gt;&lt;/script&gt;</text:p>
      <text:p text:style-name="Standard"><text:tab/></text:p>
      <text:p text:style-name="Standard">&lt;!-- Latest compiled JavaScript --&gt;</text:p>
      <text:p text:style-name="Standard"><text:tab/>&lt;script src="assets/js/bootstrap.min.js"&gt;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8" meta:word-count="22" meta:character-count="316" meta:non-whitespace-character-count="298"/>
  </office:meta>
</office:document-meta>
</file>